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8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00cc33"/>
    </style:style>
    <style:style style:name="T5" style:family="text">
      <style:text-properties fo:color="#00cc33" fo:font-weight="bold" style:font-weight-asian="bold" style:font-weight-complex="bold"/>
    </style:style>
    <style:style style:name="T6" style:family="text">
      <style:text-properties fo:color="#99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R3Player Manual - Tutorial</text:p>
      <text:p text:style-name="P1"/>
      <text:p text:style-name="P1"/>
      <text:p text:style-name="P6">Console Window </text:p>
      <text:p text:style-name="P2"/>
      <text:p text:style-name="P5">1.<text:span text:style-name="T2">XPlayer</text:span> controls :</text:p>
      <text:p text:style-name="P5"/>
      <text:p text:style-name="P5"><text:s text:c="9"/><text:span text:style-name="T4">[ 3 variables ]</text:span></text:p>
      <text:p text:style-name="P3"><text:s text:c="4"/>→ <text:s/>player {number} { play | stop | resume | pause | replay | mute | unmute |open }</text:p>
      <text:p text:style-name="P3"><text:s text:c="18"/></text:p>
      <text:p text:style-name="P3"><text:s text:c="16"/><text:span text:style-name="T1">example 1</text:span>: player 0 play <text:s text:c="18"/><text:span text:style-name="T1">(resumes if paused or restarts if stopped )</text:span></text:p>
      <text:p text:style-name="P3"><text:s text:c="16"/><text:span text:style-name="T1">example 2: </text:span>player 2 open <text:s text:c="17"/><text:span text:style-name="T1">(choose a File for </text:span><text:span text:style-name="T3">Player</text:span><text:span text:style-name="T1"> 2 to play)</text:span></text:p>
      <text:p text:style-name="P3"><text:s text:c="16"/><text:span text:style-name="T1">example 3: </text:span>player 2 mute <text:s text:c="17"/><text:span text:style-name="T1">(mute the </text:span><text:span text:style-name="T3">Player 2</text:span><text:span text:style-name="T1">)</text:span></text:p>
      <text:p text:style-name="P3"><text:s text:c="9"/></text:p>
      <text:p text:style-name="P5"><text:s text:c="8"/><text:span text:style-name="T4">[ 4 variables ]</text:span></text:p>
      <text:p text:style-name="P3"><text:s text:c="4"/>→ <text:s/>player {number} { volume | setvolume } { (+|-) number }</text:p>
      <text:p text:style-name="P3"><text:s text:c="18"/></text:p>
      <text:p text:style-name="P3"><text:s text:c="16"/><text:span text:style-name="T1">example 1</text:span>: player 0 volume <text:s text:c="5"/>+5 <text:s text:c="8"/><text:span text:style-name="T1">(decrease volume by </text:span><text:span text:style-name="T6">+5</text:span><text:span text:style-name="T1">)</text:span></text:p>
      <text:p text:style-name="P3"><text:s text:c="16"/><text:span text:style-name="T1">example 2: </text:span>player 2 volume <text:s text:c="5"/>-20 <text:s text:c="7"/><text:span text:style-name="T1">(decrease volume by </text:span><text:span text:style-name="T6">-20</text:span><text:span text:style-name="T1">)</text:span></text:p>
      <text:p text:style-name="P3"><text:s text:c="16"/><text:span text:style-name="T1">example 3: </text:span>player 2 setvolume <text:s/>98 <text:s text:c="8"/><text:span text:style-name="T1">(set player 2 volume to </text:span><text:span text:style-name="T6">98 decibel</text:span><text:span text:style-name="T1">)</text:span></text:p>
      <text:p text:style-name="P5"/>
      <text:p text:style-name="P3"><text:s text:c="7"/><text:span text:style-name="T4"><text:s/>[ 5 variables ]</text:span></text:p>
      <text:p text:style-name="P3"><text:s text:c="4"/>→ player {number} { seek | seekto } { <text:s/>(+ | -) number } { s (seconds) | m(minutes) | h(hours) }</text:p>
      <text:p text:style-name="P3"><text:s text:c="14"/></text:p>
      <text:p text:style-name="P3"><text:s text:c="13"/><text:span text:style-name="T1">example 1</text:span>: player 0 <text:s text:c="2"/>seek <text:s text:c="8"/>5 <text:s text:c="4"/>s <text:s text:c="8"/><text:span text:style-name="T1">(skips </text:span><text:span text:style-name="T3">5</text:span><text:span text:style-name="T1"> seconds forward the player) </text:span></text:p>
      <text:p text:style-name="P3"><text:span text:style-name="T1"><text:s text:c="13"/>example 2</text:span>: player 0 <text:s text:c="2"/>seek <text:s text:c="7"/>-5 <text:s text:c="3"/>m <text:s text:c="7"/><text:span text:style-name="T1">(skips </text:span><text:span text:style-name="T3">5</text:span><text:span text:style-name="T1"> minutes backward the player)</text:span></text:p>
      <text:p text:style-name="P3"><text:s text:c="13"/><text:span text:style-name="T1">example 3: </text:span>player 0 <text:s text:c="2"/>seekto <text:s text:c="5"/>5 <text:s text:c="3"/>m <text:s text:c="7"/><text:span text:style-name="T1">(the player goes at </text:span><text:span text:style-name="T3">5:00</text:span><text:span text:style-name="T1"> minutes)</text:span></text:p>
      <text:p text:style-name="P3"><text:span text:style-name="T1"><text:s text:c="13"/>example 4: </text:span>player 0 <text:span text:style-name="T1"><text:s text:c="2"/></text:span>seekto<text:span text:style-name="T1"> <text:s text:c="3"/></text:span>54 <text:s text:c="3"/>m <text:s/><text:span text:style-name="T1"><text:s text:c="6"/>(the player goes at </text:span><text:span text:style-name="T3">54:00</text:span><text:span text:style-name="T1"> minutes)</text:span></text:p>
      <text:p text:style-name="P3"><text:span text:style-name="T1"><text:s text:c="13"/>example 5: </text:span>player 0 <text:s text:c="2"/>seekto <text:s text:c="3"/>55 <text:s text:c="3"/>s <text:s text:c="4"/><text:span text:style-name="T1"><text:s text:c="5"/>(the player goes at </text:span><text:span text:style-name="T3">00:55</text:span><text:span text:style-name="T1"> seconds)</text:span></text:p>
      <text:p text:style-name="P5"/>
      <text:p text:style-name="P5">1.<text:span text:style-name="T2">General</text:span> controls :</text:p>
      <text:p text:style-name="P5"/>
      <text:p text:style-name="P5"><text:s text:c="9"/><text:span text:style-name="T5">[ 1 variable ]</text:span></text:p>
      <text:p text:style-name="P5"><text:s text:c="5"/><text:span text:style-name="T2">→ cls | clear <text:s text:c="2"/></text:span></text:p>
      <text:p text:style-name="P5"><text:span text:style-name="T2"><text:s text:c="12"/></text:span>To clear the Console</text:p>
      <text:p text:style-name="P5"><text:span text:style-name="T2"><text:s text:c="5"/>→ exit | close <text:s text:c="2"/></text:span></text:p>
      <text:p text:style-name="P5"><text:span text:style-name="T2"><text:s text:c="12"/></text:span>To close the Console Window</text:p>
      <text:p text:style-name="P3"><text:s text:c="5"/>→ help <text:s text:c="5"/></text:p>
      <text:p text:style-name="P5"><text:span text:style-name="T2"><text:s text:c="11"/><text:tab/></text:span>To open XR3Player Manual</text:p>
      <text:p text:style-name="P5"/>
      <text:p text:style-name="P5">*The | symbol means OR ( You can choose this option or the other)</text:p>
      <text:p text:style-name="P3"><text:span text:style-name="T1">*Spaces between commands doesn't matter </text:span>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4T03:49:08.95</meta:creation-date>
    <dc:date>2017-03-12T19:44:12.25</dc:date>
    <meta:editing-duration>PT57M24S</meta:editing-duration>
    <meta:editing-cycles>30</meta:editing-cycles>
    <meta:generator>OpenOffice/4.1.3$Win32 OpenOffice.org_project/413m1$Build-9783</meta:generator>
    <meta:document-statistic meta:table-count="0" meta:image-count="0" meta:object-count="0" meta:page-count="1" meta:paragraph-count="34" meta:word-count="257" meta:character-count="1770"/>
  </office:meta>
</office:document-meta>
</file>